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333300"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fill="solid" draw:fill-color="#333300" draw:opacity="100%" draw:auto-grow-height="true" fo:min-height="3.506cm"/>
    </style:style>
    <style:style style:name="P1" style:family="paragraph">
      <loext:graphic-properties draw:fill="solid" draw:fill-color="#333300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333300" draw:opacity="100%"/>
    </style:style>
    <style:style style:name="P5" style:family="paragraph">
      <style:paragraph-properties fo:text-align="start"/>
      <style:text-properties style:text-line-through-style="none" style:text-line-through-type="none"/>
    </style:style>
    <style:style style:name="P6" style:family="paragraph">
      <style:text-properties style:text-line-through-style="none" style:text-line-through-type="none"/>
    </style:style>
    <style:style style:name="T1" style:family="text">
      <style:text-properties style:font-name="Liberation Sans1"/>
    </style:style>
    <style:style style:name="T2" style:family="text">
      <style:text-properties style:font-name="Noto Sans CJK JP Black1"/>
    </style:style>
    <style:style style:name="T3" style:family="text">
      <style:text-properties style:font-name="Noto Sans CJK JP Black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Tentang odo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Lihat slide odoo-overview.pptx </text:span></text:p>
                <text:p text:style-name="P2"/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Install odo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Buat database + Load demo data</text:span></text:p>
                <text:list>
                  <text:list-item>
                    <text:p text:style-name="P2"><text:span text:style-name="T1">DB Name </text:span><text:span text:style-name="T1"><text:tab/></text:span><text:span text:style-name="T1">: odoo10c-ws1</text:span></text:p>
                  </text:list-item>
                  <text:list-item>
                    <text:p text:style-name="P2"><text:span text:style-name="T1">Email</text:span><text:span text:style-name="T1"><text:tab/></text:span><text:span text:style-name="T1"><text:tab/></text:span><text:span text:style-name="T1"><text:tab/></text:span><text:span text:style-name="T1">: admin</text:span></text:p>
                  </text:list-item>
                  <text:list-item>
                    <text:p text:style-name="P2"><text:span text:style-name="T1">Password</text:span><text:span text:style-name="T1"><text:tab/></text:span><text:span text:style-name="T1"><text:tab/></text:span><text:span text:style-name="T1">: 123</text:span></text:p>
                  </text:list-item>
                  <text:list-item>
                    <text:p text:style-name="P2"><text:span text:style-name="T1">Country</text:span><text:span text:style-name="T1"><text:tab/></text:span><text:span text:style-name="T1"><text:tab/></text:span><text:span text:style-name="T1">: Indonesia</text:span></text:p>
                  </text:list-item>
                  <text:list-item>
                    <text:p text:style-name="P2"><text:span text:style-name="T1">Load Demosstration data : Centang </text:span></text:p>
                  </text:list-item>
                </text:list>
                <text:p text:style-name="P2"/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Install odo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Install</text:span> <text:span text:style-name="T3">Apps</text:span> : </text:p>
                <text:list>
                  <text:list-item>
                    <text:p text:style-name="P2">Inventory Management</text:p>
                  </text:list-item>
                  <text:list-item>
                    <text:p text:style-name="P2">Sales</text:p>
                  </text:list-item>
                  <text:list-item>
                    <text:p text:style-name="P2">Purchase Management</text:p>
                  </text:list-item>
                  <text:list-item>
                    <text:p text:style-name="P2">Accounting</text:p>
                  </text:list-item>
                  <text:list-item>
                    <text:p text:style-name="P2"><text:span text:style-name="T4">Website, E-Commerce</text:span></text:p>
                  </text:list-item>
                  <text:list-item>
                    <text:p text:style-name="P2"><text:span text:style-name="T4">P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Antar-muka Penguna</text:p>
          </draw:text-box>
        </draw:frame>
        <draw:frame presentation:style-name="pr2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5">Lihat Slide/file Antar-muka odoo !</text:span></text:p>
                <text:list>
                  <text:list-item>
                    <text:p text:style-name="P2"><text:span text:style-name="T5">USER MANUAL - Antarmuka Odoo9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Technical odoo</text:p>
          </draw:text-box>
        </draw:frame>
        <draw:frame presentation:style-name="pr2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5"><text:span text:style-name="T5">Lihat Slide/file Antar-muka odoo 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00:03:48.084584598</meta:creation-date>
    <dc:date>2016-10-06T00:30:36.323196606</dc:date>
    <meta:editing-duration>PT26M44S</meta:editing-duration>
    <meta:editing-cycles>12</meta:editing-cycles>
    <meta:generator>LibreOffice/5.1.4.2$Linux_X86_64 LibreOffice_project/10m0$Build-2</meta:generator>
    <meta:document-statistic meta:object-count="41"/>
  </office:meta>
</office:document-meta>
</file>